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4ee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4ee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4ee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4ee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4ee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4ee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4ee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4ee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4ee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4ee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4ee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4ee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4ee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4ee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4ee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4ee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4ee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Igor Jesús Rojas Sulbaran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6/11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2151554241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osalva Coromoto Sulbaran Salaz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54241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6.30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2" meta:non-whitespace-character-count="1004"/>
    <meta:template xlink:type="simple" xlink:actuate="onRequest" xlink:title="Normal" xlink:href=""/>
  </office:meta>
</office:document-meta>
</file>